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06cb" officeooo:paragraph-rsid="0016d264"/>
    </style:style>
    <style:style style:name="P2" style:family="paragraph" style:parent-style-name="Standard">
      <style:text-properties officeooo:rsid="001106cb" officeooo:paragraph-rsid="00184bc6"/>
    </style:style>
    <style:style style:name="P3" style:family="paragraph" style:parent-style-name="Standard">
      <style:text-properties officeooo:rsid="00143590" officeooo:paragraph-rsid="0016d264"/>
    </style:style>
    <style:style style:name="P4" style:family="paragraph" style:parent-style-name="Standard">
      <style:text-properties officeooo:rsid="00143590" officeooo:paragraph-rsid="00184bc6"/>
    </style:style>
    <style:style style:name="P5" style:family="paragraph" style:parent-style-name="Standard">
      <style:text-properties officeooo:rsid="0016d264" officeooo:paragraph-rsid="0016d264"/>
    </style:style>
    <style:style style:name="P6" style:family="paragraph" style:parent-style-name="Standard">
      <style:text-properties officeooo:rsid="0016d264" officeooo:paragraph-rsid="00184bc6"/>
    </style:style>
    <style:style style:name="P7" style:family="paragraph" style:parent-style-name="Standard">
      <style:text-properties officeooo:rsid="0010d32c" officeooo:paragraph-rsid="001aa55f"/>
    </style:style>
    <style:style style:name="P8" style:family="paragraph" style:parent-style-name="Standard">
      <style:text-properties officeooo:rsid="001f7996" officeooo:paragraph-rsid="001f7996"/>
    </style:style>
    <style:style style:name="P9" style:family="paragraph" style:parent-style-name="Standard">
      <style:text-properties officeooo:rsid="001f7996" officeooo:paragraph-rsid="0020d845"/>
    </style:style>
    <style:style style:name="P10" style:family="paragraph" style:parent-style-name="Standard">
      <style:text-properties officeooo:rsid="00138fd3" officeooo:paragraph-rsid="002257e6"/>
    </style:style>
    <style:style style:name="P11" style:family="paragraph" style:parent-style-name="Standard">
      <style:text-properties officeooo:rsid="00138fd3" officeooo:paragraph-rsid="002270f0"/>
    </style:style>
    <style:style style:name="P12" style:family="paragraph" style:parent-style-name="Standard">
      <style:text-properties officeooo:rsid="00138fd3" officeooo:paragraph-rsid="00244623"/>
    </style:style>
    <style:style style:name="P13" style:family="paragraph" style:parent-style-name="Standard">
      <style:text-properties officeooo:rsid="00138fd3" officeooo:paragraph-rsid="00255cd5"/>
    </style:style>
    <style:style style:name="P14" style:family="paragraph" style:parent-style-name="Standard">
      <style:text-properties officeooo:rsid="00138fd3" officeooo:paragraph-rsid="002566b8"/>
    </style:style>
    <style:style style:name="P15" style:family="paragraph" style:parent-style-name="Standard">
      <style:text-properties officeooo:rsid="0013dcf5" officeooo:paragraph-rsid="002257e6"/>
    </style:style>
    <style:style style:name="P16" style:family="paragraph" style:parent-style-name="Standard">
      <style:text-properties officeooo:rsid="001b3dd9" officeooo:paragraph-rsid="002270f0"/>
    </style:style>
    <style:style style:name="P17" style:family="paragraph" style:parent-style-name="Standard">
      <style:text-properties officeooo:rsid="001b3dd9" officeooo:paragraph-rsid="00265373"/>
    </style:style>
    <style:style style:name="P18" style:family="paragraph" style:parent-style-name="Standard">
      <style:text-properties officeooo:rsid="001b3dd9" officeooo:paragraph-rsid="00280e17"/>
    </style:style>
    <style:style style:name="P19" style:family="paragraph" style:parent-style-name="Standard">
      <style:text-properties officeooo:rsid="001b3dd9" officeooo:paragraph-rsid="0029adc7"/>
    </style:style>
    <style:style style:name="P20" style:family="paragraph" style:parent-style-name="Standard">
      <style:text-properties fo:font-variant="normal" fo:text-transform="none" fo:color="#24292e" style:font-name="apple-system" fo:font-size="12pt" fo:letter-spacing="normal" fo:font-style="normal" fo:font-weight="normal" officeooo:rsid="00138fd3" officeooo:paragraph-rsid="002270f0"/>
    </style:style>
    <style:style style:name="P21" style:family="paragraph" style:parent-style-name="Text_20_body">
      <style:text-properties fo:font-variant="normal" fo:text-transform="none" fo:color="#24292e" style:font-name="apple-system" fo:font-size="12pt" fo:letter-spacing="normal" fo:font-style="normal" fo:font-weight="normal" officeooo:rsid="001b3dd9" officeooo:paragraph-rsid="00280e17"/>
    </style:style>
    <style:style style:name="T1" style:family="text">
      <style:text-properties officeooo:rsid="0016d264"/>
    </style:style>
    <style:style style:name="T2" style:family="text">
      <style:text-properties officeooo:rsid="00184bc6"/>
    </style:style>
    <style:style style:name="T3" style:family="text">
      <style:text-properties officeooo:rsid="001aa55f"/>
    </style:style>
    <style:style style:name="T4" style:family="text">
      <style:text-properties officeooo:rsid="001b7d13"/>
    </style:style>
    <style:style style:name="T5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6" style:family="text">
      <style:text-properties officeooo:rsid="0020d845"/>
    </style:style>
    <style:style style:name="T7" style:family="text">
      <style:text-properties officeooo:rsid="002257e6"/>
    </style:style>
    <style:style style:name="T8" style:family="text">
      <style:text-properties officeooo:rsid="002270f0"/>
    </style:style>
    <style:style style:name="T9" style:family="text">
      <style:text-properties officeooo:rsid="00244623"/>
    </style:style>
    <style:style style:name="T10" style:family="text">
      <style:text-properties officeooo:rsid="00255cd5"/>
    </style:style>
    <style:style style:name="T11" style:family="text">
      <style:text-properties officeooo:rsid="002566b8"/>
    </style:style>
    <style:style style:name="T12" style:family="text">
      <style:text-properties officeooo:rsid="00265373"/>
    </style:style>
    <style:style style:name="T13" style:family="text">
      <style:text-properties officeooo:rsid="00280e17"/>
    </style:style>
    <style:style style:name="T14" style:family="text">
      <style:text-properties officeooo:rsid="0028b10c"/>
    </style:style>
    <style:style style:name="T15" style:family="text">
      <style:text-properties officeooo:rsid="0029adc7"/>
    </style:style>
    <style:style style:name="T16" style:family="text">
      <style:text-properties officeooo:rsid="002b58bb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REATE DATABASE <text:span text:style-name="T3">pintagram;</text:span></text:p>
      <text:p text:style-name="P7"/>
      <text:p text:style-name="P7">\c <text:span text:style-name="T4">pintagram</text:span>;</text:p>
      <text:p text:style-name="P1"/>
      <text:p text:style-name="P1">CREATE TABLE users (</text:p>
      <text:p text:style-name="P1">id SERIAL PRIMARY KEY,</text:p>
      <text:p text:style-name="P1">name VARCHAR(50),</text:p>
      <text:p text:style-name="P1">email VARCHAR(50)</text:p>
      <text:p text:style-name="P1">);</text:p>
      <text:p text:style-name="P1"/>
      <text:p text:style-name="P1">CREATE TABLE <text:span text:style-name="T1">images </text:span>(</text:p>
      <text:p text:style-name="P1">id SERIAL PRIMARY KEY,</text:p>
      <text:p text:style-name="P5">name VARCHAR(50),</text:p>
      <text:p text:style-name="P1"><text:span text:style-name="T1">url VARCHAR</text:span>,</text:p>
      <text:p text:style-name="P3">user_id INTEGER REFERENCES users (id)</text:p>
      <text:p text:style-name="P1">);</text:p>
      <text:p text:style-name="P1"/>
      <text:p text:style-name="P1">CREATE TABLE <text:span text:style-name="T2">likes2 </text:span>(</text:p>
      <text:p text:style-name="P1">id SERIAL PRIMARY KEY,</text:p>
      <text:p text:style-name="P3">user_id INTEGER REFERENCES users (id),</text:p>
      <text:p text:style-name="P3"><text:span text:style-name="T1">image</text:span>_id INTEGER REFERENCES <text:span text:style-name="T1">images</text:span> (id),</text:p>
      <text:p text:style-name="P8">UNIQUE (image_id, user_id)</text:p>
      <text:p text:style-name="P1">);</text:p>
      <text:p text:style-name="P1"/>
      <text:p text:style-name="P1">CREATE TABLE <text:span text:style-name="T1">tags </text:span>(</text:p>
      <text:p text:style-name="P1">id SERIAL PRIMARY KEY,</text:p>
      <text:p text:style-name="P6">name VARCHAR(50)</text:p>
      <text:p text:style-name="P1">);</text:p>
      <text:p text:style-name="P1"/>
      <text:p text:style-name="P2">CREATE TABLE <text:span text:style-name="T2">images_tags2 </text:span>(</text:p>
      <text:p text:style-name="P2">id SERIAL PRIMARY KEY,</text:p>
      <text:p text:style-name="P4"><text:span text:style-name="T1">image</text:span>_id INTEGER REFERENCES <text:span text:style-name="T1">images</text:span> (id),</text:p>
      <text:p text:style-name="P4"><text:span text:style-name="T2">tag</text:span>_id INTEGER REFERENCES <text:span text:style-name="T2">tags</text:span> (id),</text:p>
      <text:p text:style-name="P9">UNIQUE (image_id, <text:span text:style-name="T6">tag</text:span>_id)</text:p>
      <text:p text:style-name="P2">);</text:p>
      <text:p text:style-name="P2"/>
      <text:p text:style-name="P15">INSERT INTO users (name, email) VALUES ('laura', <text:a xlink:type="simple" xlink:href="mailto:'laura@desafio.cl" text:style-name="Internet_20_link" text:visited-style-name="Visited_20_Internet_20_Link">'laura@desafio.cl</text:a>');</text:p>
      <text:p text:style-name="P15">INSERT INTO users (name, email) VALUES ('<text:span text:style-name="T7">dani</text:span>', <text:a xlink:type="simple" xlink:href="mailto:'dani@desafio.cl" text:style-name="Internet_20_link" text:visited-style-name="Visited_20_Internet_20_Link">'</text:a><text:a xlink:type="simple" xlink:href="mailto:'dani@desafio.cl" text:style-name="Internet_20_link" text:visited-style-name="Visited_20_Internet_20_Link"><text:span text:style-name="T7">dani</text:span></text:a><text:a xlink:type="simple" xlink:href="mailto:'dani@desafio.cl" text:style-name="Internet_20_link" text:visited-style-name="Visited_20_Internet_20_Link">@desafio.cl</text:a>');</text:p>
      <text:p text:style-name="P15">INSERT INTO users (name, email) VALUES ('<text:span text:style-name="T7">fabi</text:span>', <text:a xlink:type="simple" xlink:href="mailto:'fabian@desafio.cl" text:style-name="Internet_20_link" text:visited-style-name="Visited_20_Internet_20_Link">'</text:a><text:a xlink:type="simple" xlink:href="mailto:'fabian@desafio.cl" text:style-name="Internet_20_link" text:visited-style-name="Visited_20_Internet_20_Link"><text:span text:style-name="T7">fabian</text:span></text:a><text:a xlink:type="simple" xlink:href="mailto:'fabian@desafio.cl" text:style-name="Internet_20_link" text:visited-style-name="Visited_20_Internet_20_Link">@desafio.cl</text:a>');</text:p>
      <text:p text:style-name="P15">INSERT INTO users (name, email) VALUES ('<text:span text:style-name="T7">angi</text:span>', <text:a xlink:type="simple" xlink:href="mailto:'angi@desafio.cl" text:style-name="Internet_20_link" text:visited-style-name="Visited_20_Internet_20_Link">'</text:a><text:a xlink:type="simple" xlink:href="mailto:'angi@desafio.cl" text:style-name="Internet_20_link" text:visited-style-name="Visited_20_Internet_20_Link"><text:span text:style-name="T7">angi</text:span></text:a><text:a xlink:type="simple" xlink:href="mailto:'angi@desafio.cl" text:style-name="Internet_20_link" text:visited-style-name="Visited_20_Internet_20_Link">@desafio.cl</text:a>');</text:p>
      <text:p text:style-name="P15">INSERT INTO users (name, email) VALUES ('<text:span text:style-name="T7">clau</text:span>', <text:a xlink:type="simple" xlink:href="mailto:'clau@desafio.cl" text:style-name="Internet_20_link" text:visited-style-name="Visited_20_Internet_20_Link">'</text:a><text:a xlink:type="simple" xlink:href="mailto:'clau@desafio.cl" text:style-name="Internet_20_link" text:visited-style-name="Visited_20_Internet_20_Link"><text:span text:style-name="T7">clau</text:span></text:a><text:a xlink:type="simple" xlink:href="mailto:'clau@desafio.cl" text:style-name="Internet_20_link" text:visited-style-name="Visited_20_Internet_20_Link">@desafio.cl</text:a>');</text:p>
      <text:p text:style-name="P15">INSERT INTO users (name, email) VALUES ('<text:span text:style-name="T7">gloria</text:span>', <text:a xlink:type="simple" xlink:href="mailto:'laura@desafio.cl" text:style-name="Internet_20_link" text:visited-style-name="Visited_20_Internet_20_Link">'</text:a><text:a xlink:type="simple" xlink:href="mailto:'laura@desafio.cl" text:style-name="Internet_20_link" text:visited-style-name="Visited_20_Internet_20_Link"><text:span text:style-name="T7">glora</text:span></text:a><text:a xlink:type="simple" xlink:href="mailto:'laura@desafio.cl" text:style-name="Internet_20_link" text:visited-style-name="Visited_20_Internet_20_Link">@desafio.cl</text:a>');</text:p>
      <text:p text:style-name="P2"/>
      <text:p text:style-name="P10">INSERT INTO <text:span text:style-name="T7">images</text:span> (<text:span text:style-name="T7">name</text:span>, <text:span text:style-name="T7">url, user_id</text:span>) VALUES ('<text:span text:style-name="T7">image1</text:span>', <text:a xlink:type="simple" xlink:href="mailto:'carlos@desafio.cl" text:style-name="Internet_20_link" text:visited-style-name="Visited_20_Internet_20_Link">'</text:a><text:a xlink:type="simple" xlink:href="http://www.image1.com/" text:style-name="Internet_20_link" text:visited-style-name="Visited_20_Internet_20_Link"><text:span text:style-name="T7">http://www.image1.com</text:span></text:a>', <text:span text:style-name="T7">1</text:span>);</text:p>
      <text:p text:style-name="P10">INSERT INTO <text:span text:style-name="T7">images</text:span> (<text:span text:style-name="T7">name</text:span>, <text:span text:style-name="T7">url, user_id</text:span>) VALUES ('<text:span text:style-name="T7">image2</text:span>', <text:a xlink:type="simple" xlink:href="mailto:'carlos@desafio.cl" text:style-name="Internet_20_link" text:visited-style-name="Visited_20_Internet_20_Link">'</text:a><text:a xlink:type="simple" xlink:href="http://www.image1.com/" text:style-name="Internet_20_link" text:visited-style-name="Visited_20_Internet_20_Link"><text:span text:style-name="T7">http://www.image2.com</text:span></text:a>', <text:span text:style-name="T7">1</text:span>);</text:p>
      <text:p text:style-name="P10">INSERT INTO <text:span text:style-name="T7">images</text:span> (<text:span text:style-name="T7">name</text:span>, <text:span text:style-name="T7">url, user_id</text:span>) VALUES ('<text:span text:style-name="T7">image3</text:span>', <text:a xlink:type="simple" xlink:href="mailto:'carlos@desafio.cl" text:style-name="Internet_20_link" text:visited-style-name="Visited_20_Internet_20_Link">'</text:a><text:a xlink:type="simple" xlink:href="http://www.image1.com/" text:style-name="Internet_20_link" text:visited-style-name="Visited_20_Internet_20_Link"><text:span text:style-name="T7">http://www.image3.com</text:span></text:a>', <text:span text:style-name="T7">2</text:span>);</text:p>
      <text:p text:style-name="P10">INSERT INTO <text:span text:style-name="T7">images</text:span> (<text:span text:style-name="T7">name</text:span>, <text:span text:style-name="T7">url, user_id</text:span>) VALUES ('<text:span text:style-name="T7">image4</text:span>', <text:a xlink:type="simple" xlink:href="mailto:'carlos@desafio.cl" text:style-name="Internet_20_link" text:visited-style-name="Visited_20_Internet_20_Link">'</text:a><text:a xlink:type="simple" xlink:href="http://www.image1.com/" text:style-name="Internet_20_link" text:visited-style-name="Visited_20_Internet_20_Link"><text:span text:style-name="T7">http://www.image4.com</text:span></text:a>', <text:span text:style-name="T7">2</text:span>);</text:p>
      <text:p text:style-name="P10">INSERT INTO <text:span text:style-name="T7">images</text:span> (<text:span text:style-name="T7">name</text:span>, <text:span text:style-name="T7">url, user_id</text:span>) VALUES ('<text:span text:style-name="T7">image5</text:span>', <text:a xlink:type="simple" xlink:href="mailto:'carlos@desafio.cl" text:style-name="Internet_20_link" text:visited-style-name="Visited_20_Internet_20_Link">'</text:a><text:a xlink:type="simple" xlink:href="http://www.image1.com/" text:style-name="Internet_20_link" text:visited-style-name="Visited_20_Internet_20_Link"><text:span text:style-name="T7">http://www.image5.com</text:span></text:a>', <text:span text:style-name="T7">3</text:span>);</text:p>
      <text:p text:style-name="P10">INSERT INTO <text:span text:style-name="T7">images</text:span> (<text:span text:style-name="T7">name</text:span>, <text:span text:style-name="T7">url, user_id</text:span>) VALUES ('<text:span text:style-name="T7">image6</text:span>', <text:a xlink:type="simple" xlink:href="mailto:'carlos@desafio.cl" text:style-name="Internet_20_link" text:visited-style-name="Visited_20_Internet_20_Link">'</text:a><text:a xlink:type="simple" xlink:href="http://www.image1.com/" text:style-name="Internet_20_link" text:visited-style-name="Visited_20_Internet_20_Link"><text:span text:style-name="T7">http://www.image6.com</text:span></text:a>', <text:span text:style-name="T7">3</text:span>);</text:p>
      <text:p text:style-name="P10"><text:soft-page-break/>INSERT INTO <text:span text:style-name="T7">images</text:span> (<text:span text:style-name="T7">name</text:span>, <text:span text:style-name="T7">url, user_id</text:span>) VALUES ('<text:span text:style-name="T7">image7</text:span>', <text:a xlink:type="simple" xlink:href="mailto:'carlos@desafio.cl" text:style-name="Internet_20_link" text:visited-style-name="Visited_20_Internet_20_Link">'</text:a><text:a xlink:type="simple" xlink:href="http://www.image1.com/" text:style-name="Internet_20_link" text:visited-style-name="Visited_20_Internet_20_Link"><text:span text:style-name="T7">http://www.image7.com</text:span></text:a>', <text:span text:style-name="T7">4</text:span>);</text:p>
      <text:p text:style-name="P10">INSERT INTO <text:span text:style-name="T7">images</text:span> (<text:span text:style-name="T7">name</text:span>, <text:span text:style-name="T7">url, user_id</text:span>) VALUES ('<text:span text:style-name="T7">image8</text:span>', <text:a xlink:type="simple" xlink:href="mailto:'carlos@desafio.cl" text:style-name="Internet_20_link" text:visited-style-name="Visited_20_Internet_20_Link">'</text:a><text:a xlink:type="simple" xlink:href="http://www.image1.com/" text:style-name="Internet_20_link" text:visited-style-name="Visited_20_Internet_20_Link"><text:span text:style-name="T7">http://www.image8.com</text:span></text:a>', <text:span text:style-name="T7">4</text:span>);</text:p>
      <text:p text:style-name="P10">INSERT INTO <text:span text:style-name="T7">images</text:span> (<text:span text:style-name="T7">name</text:span>, <text:span text:style-name="T7">url, user_id</text:span>) VALUES ('<text:span text:style-name="T7">image9</text:span>', <text:a xlink:type="simple" xlink:href="mailto:'carlos@desafio.cl" text:style-name="Internet_20_link" text:visited-style-name="Visited_20_Internet_20_Link">'</text:a><text:a xlink:type="simple" xlink:href="http://www.image1.com/" text:style-name="Internet_20_link" text:visited-style-name="Visited_20_Internet_20_Link"><text:span text:style-name="T7">http://www.image9.com</text:span></text:a>', <text:span text:style-name="T7">5</text:span>);</text:p>
      <text:p text:style-name="P10">INSERT INTO <text:span text:style-name="T7">images</text:span> (<text:span text:style-name="T7">name</text:span>, <text:span text:style-name="T7">url, user_id</text:span>) VALUES ('<text:span text:style-name="T7">image10</text:span>', <text:a xlink:type="simple" xlink:href="mailto:'carlos@desafio.cl" text:style-name="Internet_20_link" text:visited-style-name="Visited_20_Internet_20_Link">'</text:a><text:a xlink:type="simple" xlink:href="http://www.image1.com/" text:style-name="Internet_20_link" text:visited-style-name="Visited_20_Internet_20_Link"><text:span text:style-name="T7">http://www.image10.com</text:span></text:a>', <text:span text:style-name="T7">5</text:span>);</text:p>
      <text:p text:style-name="P10">INSERT INTO <text:span text:style-name="T7">images</text:span> (<text:span text:style-name="T7">name</text:span>, <text:span text:style-name="T7">url, user_id</text:span>) VALUES ('<text:span text:style-name="T7">image11</text:span>', <text:a xlink:type="simple" xlink:href="mailto:'carlos@desafio.cl" text:style-name="Internet_20_link" text:visited-style-name="Visited_20_Internet_20_Link">'</text:a><text:a xlink:type="simple" xlink:href="http://www.image1.com/" text:style-name="Internet_20_link" text:visited-style-name="Visited_20_Internet_20_Link"><text:span text:style-name="T7">http://www.image11.com</text:span></text:a>', <text:span text:style-name="T7">6</text:span>);</text:p>
      <text:p text:style-name="P10">INSERT INTO <text:span text:style-name="T7">images</text:span> (<text:span text:style-name="T7">name</text:span>, <text:span text:style-name="T7">url, user_id</text:span>) VALUES ('<text:span text:style-name="T7">image12</text:span>', <text:a xlink:type="simple" xlink:href="mailto:'carlos@desafio.cl" text:style-name="Internet_20_link" text:visited-style-name="Visited_20_Internet_20_Link">'</text:a><text:a xlink:type="simple" xlink:href="http://www.image1.com/" text:style-name="Internet_20_link" text:visited-style-name="Visited_20_Internet_20_Link"><text:span text:style-name="T7">http://www.image12.com</text:span></text:a>', <text:span text:style-name="T7">6</text:span>);</text:p>
      <text:p text:style-name="P10"/>
      <text:p text:style-name="P12">INSERT INTO <text:span text:style-name="T8">likes2</text:span> (<text:span text:style-name="T8">image_id, user_id</text:span>) VALUES (<text:span text:style-name="T8">1, 1</text:span>), <text:span text:style-name="T9">(1, 2), (1, 3), </text:span>(<text:span text:style-name="T9">2, 1</text:span>), <text:span text:style-name="T9">(2, 2), (2, 3), </text:span>(<text:span text:style-name="T9">3, 1</text:span>), <text:span text:style-name="T9">(3, 2), (3, 3), </text:span>(<text:span text:style-name="T9">4, 1</text:span>), <text:span text:style-name="T9">(4, 2), (4, 3), </text:span>(<text:span text:style-name="T9">5, 1</text:span>), <text:span text:style-name="T9">(5, 2), (5, 3), </text:span>(<text:span text:style-name="T9">6, 1</text:span>), <text:span text:style-name="T9">(6, 2), (6, 3), <text:s/></text:span>(<text:span text:style-name="T9">7, 1</text:span>), <text:span text:style-name="T9">(7, 2), (7, 3), </text:span>(<text:span text:style-name="T9">8, 1</text:span>), <text:span text:style-name="T9">(8, 2), (8, 3), </text:span>(<text:span text:style-name="T9">9, 1</text:span>), <text:span text:style-name="T9">(9, 2), (9, 3), </text:span>(<text:span text:style-name="T8">10, 1</text:span>), <text:span text:style-name="T9">(10, 2), (10, 3), </text:span>(<text:span text:style-name="T8">11, 1</text:span>), <text:span text:style-name="T9">(11, 2), (11, 3), </text:span>(<text:span text:style-name="T8">12, 1</text:span>), <text:span text:style-name="T9">(12, 2), (12, 3)</text:span>;</text:p>
      <text:p text:style-name="P11"/>
      <text:p text:style-name="P13">INSERT INTO <text:span text:style-name="T10">tags</text:span> (<text:span text:style-name="T7">name</text:span>) VALUES ('<text:span text:style-name="T10">tag1</text:span>'),('<text:span text:style-name="T10">tag2</text:span>'),('<text:span text:style-name="T10">tag3</text:span>'),('<text:span text:style-name="T10">tag4</text:span>'),('<text:span text:style-name="T10">tag5</text:span>'),('<text:span text:style-name="T10">tag6</text:span>'),('<text:span text:style-name="T10">tag7</text:span>'),('<text:span text:style-name="T10">tag8</text:span>');</text:p>
      <text:p text:style-name="P13"/>
      <text:p text:style-name="P14">INSERT INTO <text:span text:style-name="T8">likes2</text:span> (<text:span text:style-name="T8">image_id, user_id</text:span>) VALUES (<text:span text:style-name="T8">1, 1</text:span>), <text:span text:style-name="T9">(1, 2), (1, 3), </text:span>(<text:span text:style-name="T9">2, 1</text:span>), <text:span text:style-name="T9">(2, 2), (2, 3), </text:span>(<text:span text:style-name="T9">3, 1</text:span>), <text:span text:style-name="T9">(3, 2), (3, 3), </text:span>(<text:span text:style-name="T9">4, 1</text:span>), <text:span text:style-name="T9">(4, 2), (4, 3), </text:span>(<text:span text:style-name="T9">5, 1</text:span>), <text:span text:style-name="T9">(5, 2), (5, 3), </text:span>(<text:span text:style-name="T9">6, 1</text:span>), <text:span text:style-name="T9">(6, 2), (6, 3), <text:s/></text:span>(<text:span text:style-name="T9">7, 1</text:span>), <text:span text:style-name="T9">(7, 2), (7, 3), </text:span>(<text:span text:style-name="T9">8, 1</text:span>), <text:span text:style-name="T9">(8, 2), (8, 3), </text:span>(<text:span text:style-name="T9">9, 1</text:span>), <text:span text:style-name="T9">(9, 2), (9, 3), </text:span>(<text:span text:style-name="T8">10, 1</text:span>), <text:span text:style-name="T9">(10, 2), (10, 3), </text:span>(<text:span text:style-name="T8">11, 1</text:span>), <text:span text:style-name="T9">(11, 2), (11, 3), </text:span>(<text:span text:style-name="T8">12, 1</text:span>), <text:span text:style-name="T9">(12, 2), (12, 3)</text:span>;</text:p>
      <text:p text:style-name="P14"/>
      <text:p text:style-name="P14">INSERT INTO <text:span text:style-name="T11">images_tags2</text:span> (<text:span text:style-name="T8">image_id, tag_id</text:span>) VALUES (<text:span text:style-name="T8">1, 1</text:span>), <text:span text:style-name="T9">(1, 2), (1, 3), </text:span>(<text:span text:style-name="T9">2, 1</text:span>), <text:span text:style-name="T9">(2, 2), (2, 3), </text:span>(<text:span text:style-name="T9">3, 1</text:span>), <text:span text:style-name="T9">(3, 2), (3, 3), </text:span>(<text:span text:style-name="T9">4, 1</text:span>), <text:span text:style-name="T9">(4, 2), (4, 3), </text:span>(<text:span text:style-name="T9">5, 1</text:span>), <text:span text:style-name="T9">(5, 2), (5, 3), </text:span>(<text:span text:style-name="T9">6, 1</text:span>), <text:span text:style-name="T9">(6, 2), (6, 3), <text:s/></text:span>(<text:span text:style-name="T9">7, 1</text:span>), <text:span text:style-name="T9">(7, 2), (7, 3), </text:span>(<text:span text:style-name="T9">8, 1</text:span>), <text:span text:style-name="T9">(8, 2), (8, 3), </text:span>(<text:span text:style-name="T9">9, 1</text:span>), <text:span text:style-name="T9">(9, 2), (9, 3), </text:span>(<text:span text:style-name="T8">10, 1</text:span>), <text:span text:style-name="T9">(10, 2), (10, 3), </text:span>(<text:span text:style-name="T8">11, 1</text:span>), <text:span text:style-name="T9">(11, 2), (11, 3), </text:span>(<text:span text:style-name="T8">12, 1</text:span>), <text:span text:style-name="T9">(12, 2), (12, 3)</text:span>;</text:p>
      <text:p text:style-name="P11"/>
      <text:p text:style-name="P16"/>
      <text:p text:style-name="P17">SELECT <text:span text:style-name="T12">n</text:span>ame, COUNT(<text:span text:style-name="T12">likes2.id</text:span>) FROM <text:span text:style-name="T12">images</text:span> LEFT JOIN <text:span text:style-name="T12">likes2</text:span> ON (<text:span text:style-name="T12">images</text:span>.id = <text:span text:style-name="T12">likes2</text:span>.<text:span text:style-name="T12">image</text:span>_id) GROUP BY <text:span text:style-name="T12">name</text:span>;</text:p>
      <text:p text:style-name="P20"/>
      <text:p text:style-name="P18">SELECT <text:span text:style-name="T14">users.id, users.name,</text:span> <text:span text:style-name="T14">images.name</text:span> FROM <text:span text:style-name="T13">users</text:span> LEFT JOIN <text:span text:style-name="T13">images</text:span> ON (<text:span text:style-name="T13">users</text:span>.id = <text:span text:style-name="T13">images</text:span>.<text:span text:style-name="T13">user</text:span>_id) GROUP BY <text:span text:style-name="T13">users.id, images.id</text:span>;</text:p>
      <text:p text:style-name="P18"/>
      <text:p text:style-name="P21">Crear una consulta que muestre el nombre del tag y la cantidad de imagenes asociadas a ese tag.</text:p>
      <text:p text:style-name="P19">SELECT <text:span text:style-name="T15">tags.n</text:span>ame, COUNT(<text:span text:style-name="T15">images_tags2.id</text:span>) FROM <text:span text:style-name="T15">tags</text:span> LEFT JOIN <text:span text:style-name="T16">images_tags2</text:span> ON (<text:span text:style-name="T15">tags</text:span>.id = <text:span text:style-name="T15">tag</text:span>_id) GROUP BY <text:span text:style-name="T15">tags.name</text:span>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20:28:23.358724912</meta:creation-date>
    <dc:date>2018-10-03T21:54:27.525634226</dc:date>
    <meta:editing-duration>PT1H25M55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2" meta:paragraph-count="55" meta:word-count="564" meta:character-count="3617" meta:non-whitespace-character-count="3105"/>
  </office:meta>
</office:document-meta>
</file>